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shadow="hidden"/>
    </style:style>
    <style:style style:name="gr2" style:family="graphic" style:parent-style-name="standard">
      <style:graphic-properties draw:stroke="solid" svg:stroke-width="0.009cm" svg:stroke-color="#000000" svg:stroke-opacity="100%" draw:stroke-linejoin="round" svg:stroke-linecap="round" draw:fill="solid" draw:fill-color="#729fc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solid" draw:fill-color="#729fcf" draw:textarea-vertical-align="middle" fo:min-height="1.062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729fcf" draw:textarea-vertical-align="middle" fo:min-height="1.063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729fcf" draw:textarea-vertical-align="middle" fo:min-height="0.987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703cm" fo:min-width="0.834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386cm" fo:min-width="0.516cm"/>
    </style:style>
    <style:style style:name="P1" style:family="paragraph">
      <loext:graphic-properties draw:fill="solid" draw:fill-color="#729fcf"/>
      <style:text-properties fo:color="#ffffff" fo:font-size="10.5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20%" fo:text-align="center" fo:text-indent="0cm"/>
      <style:text-properties fo:color="#ffffff" fo:font-size="10.5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/>
      <style:text-properties fo:color="#ffffff" fo:font-size="10.5pt" style:font-size-asian="18pt" style:font-size-complex="18pt"/>
    </style:style>
    <style:style style:name="P6" style:family="paragraph">
      <style:paragraph-properties fo:text-align="end"/>
    </style:style>
    <style:style style:name="T1" style:family="text">
      <style:text-properties fo:color="#ffffff"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xml:id="id2" draw:id="id2">
          <draw:g>
            <draw:polygon draw:style-name="gr1" draw:text-style-name="P1" draw:layer="layout" svg:width="2.505cm" svg:height="1.344cm" svg:x="12.353cm" svg:y="9.398cm" svg:viewBox="0 0 2506 1345" draw:points="0,1345 2506,1345 2506,0 0,0">
              <text:p/>
            </draw:polygon>
            <draw:polygon draw:style-name="gr2" draw:text-style-name="P1" draw:layer="layout" svg:width="2.505cm" svg:height="1.344cm" svg:x="12.353cm" svg:y="9.398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2.353cm" svg:y="9.398cm">
            <draw:text-box>
              <text:p text:style-name="P2"><text:span text:style-name="T1">Rider</text:span></text:p>
            </draw:text-box>
          </draw:frame>
        </draw:g>
        <draw:g xml:id="id14" draw:id="id14">
          <draw:g>
            <draw:polygon draw:style-name="gr1" draw:text-style-name="P1" draw:layer="layout" svg:width="2.505cm" svg:height="1.344cm" svg:x="23.02cm" svg:y="9.45cm" svg:viewBox="0 0 2506 1345" draw:points="0,1345 2506,1345 2506,0 0,0">
              <text:p/>
            </draw:polygon>
            <draw:polygon draw:style-name="gr2" draw:text-style-name="P1" draw:layer="layout" svg:width="2.505cm" svg:height="1.344cm" svg:x="23.02cm" svg:y="9.45cm" svg:viewBox="0 0 2506 1345" draw:points="0,1345 2506,1345 2506,0 0,0">
              <text:p/>
            </draw:polygon>
          </draw:g>
          <draw:frame draw:style-name="gr4" draw:text-style-name="P3" draw:layer="layout" svg:width="2.506cm" svg:height="1.345cm" svg:x="23.02cm" svg:y="9.45cm">
            <draw:text-box>
              <text:p text:style-name="P2"><text:span text:style-name="T1">Team</text:span></text:p>
            </draw:text-box>
          </draw:frame>
        </draw:g>
        <draw:g xml:id="id15" draw:id="id15">
          <draw:g>
            <draw:polygon draw:style-name="gr1" draw:text-style-name="P1" draw:layer="layout" svg:width="2.505cm" svg:height="1.344cm" svg:x="17.941cm" svg:y="9.398cm" svg:viewBox="0 0 2506 1345" draw:points="0,1345 2506,1345 2506,0 0,0">
              <text:p/>
            </draw:polygon>
            <draw:polygon draw:style-name="gr2" draw:text-style-name="P1" draw:layer="layout" svg:width="2.505cm" svg:height="1.344cm" svg:x="17.941cm" svg:y="9.398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7.941cm" svg:y="9.398cm">
            <draw:text-box>
              <text:p text:style-name="P2"><text:span text:style-name="T1">Bike</text:span></text:p>
            </draw:text-box>
          </draw:frame>
        </draw:g>
        <draw:g xml:id="id7" draw:id="id7">
          <draw:g>
            <draw:polygon draw:style-name="gr1" draw:text-style-name="P1" draw:layer="layout" svg:width="2.505cm" svg:height="1.344cm" svg:x="3.589cm" svg:y="16.943cm" svg:viewBox="0 0 2506 1345" draw:points="0,1345 2506,1345 2506,0 0,0">
              <text:p/>
            </draw:polygon>
            <draw:polygon draw:style-name="gr2" draw:text-style-name="P1" draw:layer="layout" svg:width="2.505cm" svg:height="1.344cm" svg:x="3.589cm" svg:y="16.943cm" svg:viewBox="0 0 2506 1345" draw:points="0,1345 2506,1345 2506,0 0,0">
              <text:p/>
            </draw:polygon>
          </draw:g>
          <draw:frame draw:style-name="gr3" draw:text-style-name="P3" draw:layer="layout" svg:width="2.506cm" svg:height="1.344cm" svg:x="3.589cm" svg:y="16.943cm">
            <draw:text-box>
              <text:p text:style-name="P2"><text:span text:style-name="T1">MX Season</text:span></text:p>
            </draw:text-box>
          </draw:frame>
        </draw:g>
        <draw:g xml:id="id9" draw:id="id9">
          <draw:g>
            <draw:polygon draw:style-name="gr1" draw:text-style-name="P1" draw:layer="layout" svg:width="2.505cm" svg:height="1.269cm" svg:x="3.556cm" svg:y="2.667cm" svg:viewBox="0 0 2506 1270" draw:points="0,1270 2506,1270 2506,0 0,0">
              <text:p/>
            </draw:polygon>
            <draw:polygon draw:style-name="gr2" draw:text-style-name="P1" draw:layer="layout" svg:width="2.505cm" svg:height="1.269cm" svg:x="3.556cm" svg:y="2.667cm" svg:viewBox="0 0 2506 1270" draw:points="0,1270 2506,1270 2506,0 0,0">
              <text:p/>
            </draw:polygon>
          </draw:g>
          <draw:frame draw:style-name="gr5" draw:text-style-name="P3" draw:layer="layout" svg:width="2.506cm" svg:height="1.269cm" svg:x="3.556cm" svg:y="2.667cm">
            <draw:text-box>
              <text:p text:style-name="P2"><text:span text:style-name="T1">SX Season</text:span></text:p>
            </draw:text-box>
          </draw:frame>
        </draw:g>
        <draw:g xml:id="id5" draw:id="id5">
          <draw:g>
            <draw:polygon draw:style-name="gr1" draw:text-style-name="P1" draw:layer="layout" svg:width="2.505cm" svg:height="1.344cm" svg:x="12.353cm" svg:y="17.018cm" svg:viewBox="0 0 2506 1345" draw:points="0,1345 2506,1345 2506,0 0,0">
              <text:p/>
            </draw:polygon>
            <draw:polygon draw:style-name="gr2" draw:text-style-name="P1" draw:layer="layout" svg:width="2.505cm" svg:height="1.344cm" svg:x="12.353cm" svg:y="17.018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2.353cm" svg:y="17.018cm">
            <draw:text-box>
              <text:p text:style-name="P2"><text:span text:style-name="T1">MX Round</text:span></text:p>
            </draw:text-box>
          </draw:frame>
        </draw:g>
        <draw:g xml:id="id4" draw:id="id4">
          <draw:g>
            <draw:polygon draw:style-name="gr1" draw:text-style-name="P1" draw:layer="layout" svg:width="2.505cm" svg:height="1.344cm" svg:x="12.514cm" svg:y="2.719cm" svg:viewBox="0 0 2506 1345" draw:points="0,1345 2506,1345 2506,0 0,0">
              <text:p/>
            </draw:polygon>
            <draw:polygon draw:style-name="gr2" draw:text-style-name="P1" draw:layer="layout" svg:width="2.505cm" svg:height="1.344cm" svg:x="12.514cm" svg:y="2.719cm" svg:viewBox="0 0 2506 1345" draw:points="0,1345 2506,1345 2506,0 0,0">
              <text:p/>
            </draw:polygon>
          </draw:g>
          <draw:frame draw:style-name="gr3" draw:text-style-name="P3" draw:layer="layout" svg:width="2.506cm" svg:height="1.344cm" svg:x="12.514cm" svg:y="2.719cm">
            <draw:text-box>
              <text:p text:style-name="P2"><text:span text:style-name="T1">SX Round</text:span></text:p>
            </draw:text-box>
          </draw:frame>
        </draw:g>
        <draw:g xml:id="id13" draw:id="id13">
          <draw:g>
            <draw:polygon draw:style-name="gr1" draw:text-style-name="P1" draw:layer="layout" svg:width="2.505cm" svg:height="1.344cm" svg:x="21.116cm" svg:y="17.07cm" svg:viewBox="0 0 2506 1345" draw:points="0,1345 2506,1345 2506,0 0,0">
              <text:p/>
            </draw:polygon>
            <draw:polygon draw:style-name="gr2" draw:text-style-name="P1" draw:layer="layout" svg:width="2.505cm" svg:height="1.344cm" svg:x="21.116cm" svg:y="17.07cm" svg:viewBox="0 0 2506 1345" draw:points="0,1345 2506,1345 2506,0 0,0">
              <text:p/>
            </draw:polygon>
          </draw:g>
          <draw:frame draw:style-name="gr4" draw:text-style-name="P3" draw:layer="layout" svg:width="2.505cm" svg:height="1.345cm" svg:x="21.116cm" svg:y="17.069cm">
            <draw:text-box>
              <text:p text:style-name="P2"><text:span text:style-name="T1">MX Venue</text:span></text:p>
            </draw:text-box>
          </draw:frame>
        </draw:g>
        <draw:g xml:id="id11" draw:id="id11">
          <draw:g>
            <draw:polygon draw:style-name="gr1" draw:text-style-name="P1" draw:layer="layout" svg:width="2.505cm" svg:height="1.344cm" svg:x="20.955cm" svg:y="2.846cm" svg:viewBox="0 0 2506 1345" draw:points="0,1345 2506,1345 2506,0 0,0">
              <text:p/>
            </draw:polygon>
            <draw:polygon draw:style-name="gr2" draw:text-style-name="P1" draw:layer="layout" svg:width="2.505cm" svg:height="1.344cm" svg:x="20.955cm" svg:y="2.846cm" svg:viewBox="0 0 2506 1345" draw:points="0,1345 2506,1345 2506,0 0,0">
              <text:p/>
            </draw:polygon>
          </draw:g>
          <draw:frame draw:style-name="gr4" draw:text-style-name="P3" draw:layer="layout" svg:width="2.505cm" svg:height="1.345cm" svg:x="20.955cm" svg:y="2.845cm">
            <draw:text-box>
              <text:p text:style-name="P2"><text:span text:style-name="T1">SX Venue</text:span></text:p>
            </draw:text-box>
          </draw:frame>
        </draw:g>
        <draw:custom-shape draw:style-name="gr6" draw:text-style-name="P5" xml:id="id1" draw:id="id1" draw:layer="layout" svg:width="2.667cm" svg:height="1.905cm" svg:x="12.26cm" svg:y="12.573cm">
          <text:p text:style-name="P4"><text:span text:style-name="T1">Rac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3.594cm" svg:y1="12.573cm" svg:x2="13.606cm" svg:y2="10.743cm" draw:start-shape="id1" draw:start-glue-point="4" draw:end-shape="id2" svg:d="M13594 12573v-913h12v-917" svg:viewBox="0 0 13 1831">
          <text:p text:style-name="P4">M</text:p>
        </draw:connector>
        <draw:custom-shape draw:style-name="gr6" draw:text-style-name="P5" xml:id="id3" draw:id="id3" draw:layer="layout" svg:width="2.667cm" svg:height="1.905cm" svg:x="12.387cm" svg:y="6.096cm">
          <text:p text:style-name="P4"><text:span text:style-name="T1">Rac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3.721cm" svg:y1="8.001cm" svg:x2="13.606cm" svg:y2="9.398cm" draw:start-shape="id3" draw:start-glue-point="6" draw:end-shape="id2" draw:end-glue-point="0" svg:d="M13721 8001v697h-115v700" svg:viewBox="0 0 116 1398">
          <text:p text:style-name="P4">M</text:p>
        </draw:connector>
        <draw:connector draw:style-name="gr7" draw:text-style-name="P4" draw:layer="layout" svg:x1="13.721cm" svg:y1="6.096cm" svg:x2="13.767cm" svg:y2="4.064cm" draw:start-shape="id3" draw:start-glue-point="4" draw:end-shape="id4" svg:d="M13721 6096v-1014h46v-1018" svg:viewBox="0 0 47 2033">
          <text:p text:style-name="P4">N</text:p>
        </draw:connector>
        <draw:custom-shape draw:style-name="gr8" draw:text-style-name="P5" xml:id="id6" draw:id="id6" draw:layer="layout" svg:width="2.032cm" svg:height="1.27cm" svg:x="8.509cm" svg:y="17.018cm">
          <text:p text:style-name="P4"><text:span text:style-name="T1">Part of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xml:id="id8" draw:id="id8" draw:layer="layout" svg:width="2.032cm" svg:height="1.27cm" svg:x="8.543cm" svg:y="2.667cm">
          <text:p text:style-name="P4"><text:span text:style-name="T1">Part of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2.353cm" svg:y1="17.69cm" svg:x2="10.541cm" svg:y2="17.653cm" draw:start-shape="id5" draw:start-glue-point="3" draw:end-shape="id6" draw:end-glue-point="7" svg:d="M12353 17690h-907v-37h-905" svg:viewBox="0 0 1813 38">
          <text:p text:style-name="P4">M</text:p>
        </draw:connector>
        <draw:connector draw:style-name="gr7" draw:text-style-name="P4" draw:layer="layout" svg:x1="8.509cm" svg:y1="17.653cm" svg:x2="6.095cm" svg:y2="17.615cm" draw:start-shape="id6" draw:start-glue-point="5" draw:end-shape="id7" draw:end-glue-point="1" svg:d="M8509 17653h-1205v-38h-1209" svg:viewBox="0 0 2415 39">
          <text:p text:style-name="P4">1</text:p>
        </draw:connector>
        <draw:connector draw:style-name="gr7" draw:text-style-name="P4" draw:layer="layout" svg:x1="12.514cm" svg:y1="3.391cm" svg:x2="10.575cm" svg:y2="3.302cm" draw:start-shape="id4" draw:start-glue-point="3" draw:end-shape="id8" draw:end-glue-point="7" svg:d="M12514 3391h-971v-89h-968" svg:viewBox="0 0 1940 90">
          <text:p text:style-name="P4">M</text:p>
        </draw:connector>
        <draw:connector draw:style-name="gr7" draw:text-style-name="P4" draw:layer="layout" svg:x1="8.543cm" svg:y1="3.302cm" svg:x2="6.062cm" svg:y2="3.302cm" draw:start-shape="id8" draw:start-glue-point="5" draw:end-shape="id9" draw:end-glue-point="1" svg:d="M8543 3302h-2481" svg:viewBox="0 0 2482 1">
          <text:p text:style-name="P4">1</text:p>
        </draw:connector>
        <draw:connector draw:style-name="gr7" draw:text-style-name="P4" draw:layer="layout" svg:x1="13.594cm" svg:y1="14.478cm" svg:x2="13.606cm" svg:y2="17.018cm" draw:start-shape="id1" draw:start-glue-point="6" draw:end-shape="id5" svg:d="M13594 14478v1268h12v1272" svg:viewBox="0 0 13 2541">
          <text:p text:style-name="P4">N</text:p>
        </draw:connector>
        <draw:custom-shape draw:style-name="gr8" draw:text-style-name="P5" xml:id="id10" draw:id="id10" draw:layer="layout" svg:width="2.032cm" svg:height="1.27cm" svg:x="16.891cm" svg:y="2.794cm">
          <text:p text:style-name="P4"><text:span text:style-name="T1">Loca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5.02cm" svg:y1="3.391cm" svg:x2="16.891cm" svg:y2="3.429cm" draw:start-shape="id4" draw:start-glue-point="1" draw:end-shape="id10" draw:end-glue-point="5" svg:d="M15020 3391h938v38h933" svg:viewBox="0 0 1872 39">
          <text:p text:style-name="P4">M</text:p>
        </draw:connector>
        <draw:connector draw:style-name="gr7" draw:text-style-name="P4" draw:layer="layout" svg:x1="18.923cm" svg:y1="3.429cm" svg:x2="20.955cm" svg:y2="3.518cm" draw:start-shape="id10" draw:start-glue-point="7" draw:end-shape="id11" svg:d="M18923 3429h1015v89h1017" svg:viewBox="0 0 2033 90">
          <text:p text:style-name="P4">1</text:p>
        </draw:connector>
        <draw:custom-shape draw:style-name="gr8" draw:text-style-name="P5" xml:id="id12" draw:id="id12" draw:layer="layout" svg:width="2.032cm" svg:height="1.27cm" svg:x="17.399cm" svg:y="17.145cm">
          <text:p text:style-name="P4"><text:span text:style-name="T1">Loca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4.859cm" svg:y1="17.69cm" svg:x2="17.399cm" svg:y2="17.78cm" draw:start-shape="id5" draw:start-glue-point="1" draw:end-shape="id12" draw:end-glue-point="5" svg:d="M14859 17690h1272v90h1268" svg:viewBox="0 0 2541 91">
          <text:p text:style-name="P4">M</text:p>
        </draw:connector>
        <draw:connector draw:style-name="gr7" draw:text-style-name="P4" draw:layer="layout" svg:x1="19.431cm" svg:y1="17.78cm" svg:x2="21.116cm" svg:y2="17.742cm" draw:start-shape="id12" draw:start-glue-point="7" draw:end-shape="id13" draw:end-glue-point="3" svg:d="M19431 17780h841v-38h844" svg:viewBox="0 0 1686 39">
          <text:p text:style-name="P4">1</text:p>
        </draw:connector>
        <draw:connector draw:style-name="gr7" draw:text-style-name="P6" draw:layer="layout" svg:x1="24.273cm" svg:y1="10.795cm" svg:x2="13.594cm" svg:y2="14.478cm" draw:start-shape="id14" draw:start-glue-point="2" draw:end-shape="id1" draw:end-glue-point="6" svg:d="M24273 10795v4184h-10679v-501" svg:viewBox="0 0 10680 4185">
          <text:p text:style-name="P6">1</text:p>
        </draw:connector>
        <draw:connector draw:style-name="gr7" draw:text-style-name="P6" draw:layer="layout" svg:x1="24.273cm" svg:y1="9.45cm" svg:x2="13.721cm" svg:y2="6.096cm" draw:start-shape="id14" draw:start-glue-point="0" draw:end-shape="id3" draw:end-glue-point="4" svg:d="M24273 9450v-3856h-10552v502" svg:viewBox="0 0 10553 3857">
          <text:p text:style-name="P6">1</text:p>
        </draw:connector>
        <draw:connector draw:style-name="gr7" draw:text-style-name="P4" draw:layer="layout" svg:x1="15.054cm" svg:y1="7.049cm" svg:x2="19.194cm" svg:y2="9.398cm" draw:start-shape="id3" draw:start-glue-point="7" draw:end-shape="id15" draw:end-glue-point="0" svg:d="M15054 7049h4140v2349" svg:viewBox="0 0 4141 2350">
          <text:p text:style-name="P4">1</text:p>
        </draw:connector>
        <draw:connector draw:style-name="gr7" draw:text-style-name="P4" draw:layer="layout" svg:x1="14.927cm" svg:y1="13.526cm" svg:x2="19.194cm" svg:y2="10.743cm" draw:start-shape="id1" draw:start-glue-point="7" draw:end-shape="id15" draw:end-glue-point="2" svg:d="M14927 13526h4267v-2783" svg:viewBox="0 0 4268 2784">
          <text:p text:style-name="P4">1</text:p>
        </draw:connector>
        <draw:custom-shape draw:style-name="gr6" draw:text-style-name="P5" xml:id="id16" draw:id="id16" draw:layer="layout" svg:width="2.667cm" svg:height="1.905cm" svg:x="5.969cm" svg:y="6.223cm">
          <text:p text:style-name="P4"><text:span text:style-name="T1">Participat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17" draw:id="id17" draw:layer="layout" svg:width="2.667cm" svg:height="1.905cm" svg:x="5.969cm" svg:y="12.192cm">
          <text:p text:style-name="P4"><text:span text:style-name="T1">Participat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2.353cm" svg:y1="10.07cm" svg:x2="8.636cm" svg:y2="7.175cm" draw:start-shape="id2" draw:start-glue-point="3" draw:end-shape="id16" svg:d="M12353 10070h-1860v-2895h-1857" svg:viewBox="0 0 3718 2896">
          <text:p text:style-name="P4">M</text:p>
        </draw:connector>
        <draw:connector draw:style-name="gr7" draw:text-style-name="P4" draw:layer="layout" svg:x1="5.969cm" svg:y1="7.176cm" svg:x2="4.809cm" svg:y2="3.937cm" draw:start-shape="id16" draw:start-glue-point="5" draw:end-shape="id9" svg:d="M5969 7176h-1160v-3239" svg:viewBox="0 0 1161 3240">
          <text:p text:style-name="P4">1</text:p>
        </draw:connector>
        <draw:connector draw:style-name="gr7" draw:text-style-name="P4" draw:layer="layout" svg:x1="12.353cm" svg:y1="10.07cm" svg:x2="8.636cm" svg:y2="13.145cm" draw:start-shape="id2" draw:start-glue-point="3" draw:end-shape="id17" draw:end-glue-point="7" svg:d="M12353 10070h-1860v3075h-1857" svg:viewBox="0 0 3718 3076">
          <text:p text:style-name="P4">M</text:p>
        </draw:connector>
        <draw:connector draw:style-name="gr7" draw:text-style-name="P4" draw:layer="layout" svg:x1="5.969cm" svg:y1="13.145cm" svg:x2="4.842cm" svg:y2="16.943cm" draw:start-shape="id17" draw:start-glue-point="5" draw:end-shape="id7" svg:d="M5969 13145h-1127v3798" svg:viewBox="0 0 1128 3799">
          <text:p text:style-name="P4"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28T12:56:53.973000000</dc:date>
    <dc:description/>
    <dc:language>en-US</dc:language>
    <dc:subject/>
    <dc:title/>
    <meta:creation-date>2016-08-28T15:09:19Z</meta:creation-date>
    <meta:initial-creator>Josh Trahan</meta:initial-creator>
    <meta:keyword/>
    <meta:generator>LibreOffice/5.2.0.4$Windows_x86 LibreOffice_project/066b007f5ebcc236395c7d282ba488bca6720265</meta:generator>
    <meta:editing-duration>PT34M28S</meta:editing-duration>
    <meta:editing-cycles>8</meta:editing-cycles>
    <meta:document-statistic meta:object-count="73"/>
    <meta:user-defined meta:name="category"/>
    <meta:user-defined meta:name="company"/>
    <meta:template xlink:type="simple" xlink:actuate="onRequest" xlink:title="BASICD_U.VSTX" xlink:href=""/>
  </office:meta>
</office:document-meta>
</file>